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  <style:style style:name="P23" style:parent-style-name="Základnítext" style:family="paragraph">
      <style:paragraph-properties fo:text-align="start"/>
    </style:style>
    <style:style style:name="P24" style:parent-style-name="Základnítext" style:family="paragraph">
      <style:paragraph-properties fo:text-align="start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P30" style:parent-style-name="Základnítext" style:family="paragraph">
      <style:paragraph-properties fo:text-align="start"/>
    </style:style>
    <style:style style:name="P31" style:parent-style-name="Základnítext" style:family="paragraph">
      <style:paragraph-properties fo:text-align="start"/>
    </style:style>
    <style:style style:name="P3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6/2024</text:p>
            <text:p text:style-name="Normální">KVOP-33332/2024</text:p>
            <text:p text:style-name="Normální">21. 08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J. B.</text:p>
            <text:p text:style-name="Normální"/>
            <text:p text:style-name="P17">e-mail:<text:s/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 o vyřízení<text:s/>žádosti o informace</text:h>
      <text:h text:style-name="Nadpis1" text:outline-level="1">podle zákona č. 106/1999 Sb., o svobodném přístupu k informacím</text:h>
      <text:p text:style-name="P18">Vážená paní,</text:p>
      <text:p text:style-name="P19">dne<text:s/><text:span text:style-name="T20">16. srpna 2024</text:span><text:s/>obdržela Kancelář veřejného ochránce práv Vaši žádost o informace. Žádáte o <text:span text:style-name="T21">zaslání zprávy ze systematických návštěv ombudsmana pro domovy p</text:span><text:span text:style-name="T22">ro seniory a domovy se zvláštním režimem.</text:span></text:p>
      <text:p text:style-name="P23"><text:span text:style-name="Silné">Dáváme Vám tyto informace</text:span>:</text:p>
      <text:p text:style-name="P24"><text:span text:style-name="T25">Zpráva z návštěv ombudsmana pro domovy pro seniory a domovy se zvláštním režimem byla vydána v roce 2015 a je zdarma dostupná online</text:span><text:span text:style-name="instrukce"><text:s/></text:span><text:span text:style-name="T26">na</text:span><text:span text:style-name="instrukce"> </text:span><text:a xlink:href="https://www.ochrance.cz/uploads-import/ESO/7-2013-NZ-Zprava_z_navstev.pdf" office:target-frame-name="_top" xlink:show="replace"><text:span text:style-name="Hypertextovýodkaz">https://www.ochrance.cz/uploads-import/ESO/7-2013-NZ-Zprava_z_navstev.pdf</text:span></text:a><text:span text:style-name="instrukce"><text:s/></text:span><text:span text:style-name="T27">. Nad rámec pak přikládám odkaz taktéž na nejnovější zprávu z domovů se zvláštním</text:span><text:span text:style-name="instrukce"><text:s/></text:span><text:span text:style-name="T28">režimem vydanou v letošním roce:</text:span><text:span text:style-name="instrukce"><text:s/></text:span><text:a xlink:href="https://www.ochrance.cz/uploads-import/ESO/DZR-2024_CZ_03-24%20online.pdf" office:target-frame-name="_top" xlink:show="replace"><text:span text:style-name="Hypertextovýodkaz">https://www.ochrance.cz/uploads-import/ESO/DZR-2024_CZ_03-24%20online.pdf</text:span></text:a><text:span text:style-name="T29">.</text:span></text:p>
      <text:p text:style-name="P30">S pozdravem</text:p>
      <text:p text:style-name="P31"/>
      <text:p text:style-name="P32">JUDr. Pavel Pořízek, Ph.D. v. r.</text:p>
      <text:p text:style-name="podpis">vedoucí Kanceláře veřejného ochránce práv</text:p>
      <text:p text:style-name="podpis">(dokument je elektronicky<text:s/>podepsán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QAJU*</text:span></text:p>
        <text:p text:style-name="P12"><text:span text:style-name="T13">KVOPX00EQAJU</text:span>KVOPX00EQAJU</text:p>
        <text:p text:style-name="P14"/>
      </style:header>
      <style:footer>
        <text:p text:style-name="kontakt">Kancelář veřejného ochránce práv,<text:s/>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21T10:49:00Z</meta:creation-date>
    <dc:date>2024-08-21T10:52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71" meta:character-count="1178" meta:row-count="8" meta:non-whitespace-character-count="1009"/>
  </office:meta>
</office:document-meta>
</file>